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right" fo:break-before="auto" fo:line-height="115%" fo:border-bottom="#808080 0.053cm solid" style:writing-mode="lr-tb"/>
    </style:style>
    <style:style style:name="T1_1" style:family="text">
      <style:text-properties fo:font-size="14pt" style:font-size-asian="14pt" style:font-size-complex="14pt"/>
    </style:style>
    <style:style style:name="T1_2" style:family="text">
      <style:text-properties fo:font-size="14pt" style:font-size-asian="14pt" style:font-size-complex="14pt"/>
    </style:style>
    <style:style style:name="T1_3" style:family="text">
      <style:text-properties fo:font-size="14pt" style:font-size-asian="14pt" style:font-size-complex="14pt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text-align="right" fo:break-before="auto" fo:line-height="115%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text-align="right" fo:break-before="auto" fo:line-height="115%" style:writing-mode="lr-tb"/>
    </style:style>
    <style:style style:name="T6_1" style:family="text">
      <style:text-properties fo:font-size="9pt" style:font-size-asian="9pt" style:font-size-complex="9pt"/>
    </style:style>
    <style:style style:name="T6_2" style:family="text">
      <style:text-properties fo:font-size="9pt" style:font-size-asian="9pt" style:font-size-complex="9pt"/>
    </style:style>
    <style:style style:name="P7" style:family="paragraph" style:parent-style-name="Standard">
      <style:paragraph-properties fo:break-before="auto" fo:text-indent="-0.926cm" fo:line-height="115%" fo:margin-left="1.27cm" style:writing-mode="lr-tb"/>
      <style:text-properties fo:font-size="8pt" style:font-size-asian="8pt" style:font-size-complex="8pt" style:text-underline-style="solid" style:text-underline-color="font-color"/>
    </style:style>
    <style:style style:name="P8" style:family="paragraph" style:parent-style-name="Standard">
      <style:paragraph-properties fo:text-align="right" fo:break-before="auto" fo:text-indent="-0.926cm" fo:line-height="115%" fo:margin-left="1.27cm" style:writing-mode="lr-tb"/>
    </style:style>
    <style:style style:name="T8_1" style:family="text">
      <style:text-properties fo:font-size="9pt" style:font-size-asian="9pt" style:font-size-complex="9pt"/>
    </style:style>
    <style:style style:name="T8_2" style:family="text">
      <style:text-properties fo:font-size="9pt" style:font-size-asian="9pt" style:font-size-complex="9pt"/>
    </style:style>
    <style:style style:name="T8_3" style:family="text">
      <style:text-properties fo:font-size="9pt" style:font-size-asian="9pt" style:font-size-complex="9pt"/>
    </style:style>
    <style:style style:name="T8_4" style:family="text">
      <style:text-properties fo:font-size="9pt" style:font-size-asian="9pt" style:font-size-complex="9pt"/>
    </style:style>
    <style:style style:name="T8_5" style:family="text">
      <style:text-properties fo:font-size="9pt" style:font-size-asian="9pt" style:font-size-complex="9pt"/>
    </style:style>
    <style:style style:name="T8_6" style:family="text">
      <style:text-properties fo:font-size="9pt" style:font-size-asian="9pt" style:font-size-complex="9pt"/>
    </style:style>
    <style:style style:name="T8_7" style:family="text">
      <style:text-properties fo:font-size="9pt" style:font-size-asian="9pt" style:font-size-complex="9pt"/>
    </style:style>
    <style:style style:name="P9" style:family="paragraph" style:parent-style-name="Standard">
      <style:paragraph-properties fo:break-before="auto" fo:text-indent="-0.926cm" fo:line-height="115%" fo:margin-left="1.27cm" style:writing-mode="lr-tb"/>
    </style:style>
    <style:style style:name="T9_1" style:family="text">
      <style:text-properties fo:font-size="8pt" style:font-size-asian="8pt" style:font-size-complex="8pt" style:text-underline-style="solid" style:text-underline-color="font-color"/>
    </style:style>
    <style:style style:name="T9_2" style:family="text">
      <style:text-properties fo:font-size="8pt" style:font-size-asian="8pt" style:font-size-complex="8pt" style:text-underline-style="solid" style:text-underline-color="font-color"/>
    </style:style>
    <style:style style:name="T9_3" style:family="text">
      <style:text-properties fo:font-size="8pt" style:font-size-asian="8pt" style:font-size-complex="8pt" style:text-underline-style="solid" style:text-underline-color="font-color"/>
    </style:style>
    <style:style style:name="T9_4" style:family="text">
      <style:text-properties fo:font-size="8pt" style:font-size-asian="8pt" style:font-size-complex="8pt" style:text-underline-style="solid" style:text-underline-color="font-color"/>
    </style:style>
    <style:style style:name="T9_5" style:family="text">
      <style:text-properties fo:font-size="8pt" style:font-size-asian="8pt" style:font-size-complex="8pt" style:text-underline-style="solid" style:text-underline-color="font-color"/>
    </style:style>
    <style:style style:name="T9_6" style:family="text">
      <style:text-properties fo:font-size="8pt" style:font-size-asian="8pt" style:font-size-complex="8pt" style:text-underline-style="solid" style:text-underline-color="font-color"/>
    </style:style>
    <style:style style:name="T9_7" style:family="text">
      <style:text-properties fo:font-size="8pt" style:font-size-asian="8pt" style:font-size-complex="8pt" style:text-underline-style="solid" style:text-underline-color="font-color"/>
    </style:style>
    <style:style style:name="T9_8" style:family="text">
      <style:text-properties fo:font-size="8pt" style:font-size-asian="8pt" style:font-size-complex="8pt" style:text-underline-style="solid" style:text-underline-color="font-color"/>
    </style:style>
    <style:style style:name="T9_9" style:family="text">
      <style:text-properties fo:font-size="8pt" style:font-size-asian="8pt" style:font-size-complex="8pt" style:text-underline-style="solid" style:text-underline-color="font-color"/>
    </style:style>
    <style:style style:name="T9_10" style:family="text">
      <style:text-properties fo:font-size="8pt" style:font-size-asian="8pt" style:font-size-complex="8pt" style:text-underline-style="solid" style:text-underline-color="font-color"/>
    </style:style>
    <style:style style:name="T9_11" style:family="text">
      <style:text-properties fo:font-size="8pt" style:font-size-asian="8pt" style:font-size-complex="8pt" style:text-underline-style="solid" style:text-underline-color="font-color"/>
    </style:style>
    <style:style style:name="T9_12" style:family="text">
      <style:text-properties fo:font-size="8pt" style:font-size-asian="8pt" style:font-size-complex="8pt" style:text-underline-style="solid" style:text-underline-color="font-color"/>
    </style:style>
    <style:style style:name="T9_13" style:family="text">
      <style:text-properties fo:font-size="8pt" style:font-size-asian="8pt" style:font-size-complex="8pt" style:text-underline-style="solid" style:text-underline-color="font-color"/>
    </style:style>
    <style:style style:name="P10" style:family="paragraph" style:parent-style-name="Standard">
      <style:paragraph-properties fo:text-align="right" fo:break-before="auto" fo:text-indent="-0.926cm" fo:line-height="115%" fo:margin-left="1.27cm" style:writing-mode="lr-tb"/>
      <style:text-properties fo:font-size="9pt" style:font-size-asian="9pt" style:font-size-complex="9pt"/>
    </style:style>
    <style:style style:name="P11" style:family="paragraph" style:parent-style-name="Standard">
      <style:paragraph-properties fo:break-before="auto" fo:text-indent="-0.917cm" fo:line-height="138%" fo:margin-left="1.27cm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fo:text-indent="-0.917cm" fo:line-height="138%" fo:margin-left="1.27cm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break-before="auto" fo:text-indent="-0.917cm" fo:line-height="138%" fo:margin-left="1.27cm" style:writing-mode="lr-tb"/>
    </style:style>
    <style:style style:name="T13_1" style:family="text"/>
    <style:style style:name="T13_2" style:family="text"/>
    <style:style style:name="T13_3" style:family="text"/>
    <style:style style:name="P14" style:family="paragraph" style:parent-style-name="Standard">
      <style:paragraph-properties fo:break-before="auto" fo:text-indent="-0.926cm" fo:line-height="115%" fo:margin-left="1.27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P15" style:family="paragraph" style:parent-style-name="Standard">
      <style:paragraph-properties fo:break-before="auto" fo:text-indent="-0.926cm" fo:line-height="115%" fo:margin-left="1.27cm" style:writing-mode="lr-tb"/>
    </style:style>
    <style:style style:name="T15_1" style:family="text"/>
    <style:style style:name="T15_2" style:family="text"/>
    <style:style style:name="P16" style:family="paragraph" style:parent-style-name="Standard">
      <style:paragraph-properties fo:break-before="auto" fo:text-indent="-0.926cm" fo:line-height="115%" fo:margin-left="1.27cm" style:writing-mode="lr-tb"/>
    </style:style>
    <style:style style:name="P17" style:family="paragraph" style:parent-style-name="Standard">
      <style:paragraph-properties fo:break-before="auto" fo:text-indent="-0.926cm" fo:line-height="115%" fo:margin-left="1.27cm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text-align="right" fo:break-before="auto" fo:text-indent="0cm" fo:line-height="115%" fo:margin-left="1.27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>
      <style:text-properties fo:font-weight="bold" style:font-weight-asian="bold" style:font-weight-complex="bold"/>
    </style:style>
    <style:style style:name="T24_8" style:family="text">
      <style:text-properties fo:font-weight="bold" style:font-weight-asian="bold" style:font-weight-complex="bold"/>
    </style:style>
    <style:style style:name="T24_9" style:family="text">
      <style:text-properties fo:font-weight="bold" style:font-weight-asian="bold" style:font-weight-complex="bold"/>
    </style:style>
    <style:style style:name="T24_10" style:family="text">
      <style:text-properties fo:font-weight="bold" style:font-weight-asian="bold" style:font-weight-complex="bold"/>
    </style:style>
    <style:style style:name="T24_11" style:family="text">
      <style:text-properties fo:font-weight="bold" style:font-weight-asian="bold" style:font-weight-complex="bold"/>
    </style:style>
    <style:style style:name="T24_12" style:family="text">
      <style:text-properties fo:font-weight="bold" style:font-weight-asian="bold" style:font-weight-complex="bold"/>
    </style:style>
    <style:style style:name="T24_13" style:family="text">
      <style:text-properties fo:font-weight="bold" style:font-weight-asian="bold" style:font-weight-complex="bold"/>
    </style:style>
    <style:style style:name="T24_14" style:family="text">
      <style:text-properties fo:font-weight="bold" style:font-weight-asian="bold" style:font-weight-complex="bold"/>
    </style:style>
    <style:style style:name="T24_15" style:family="text">
      <style:text-properties fo:font-weight="bold" style:font-weight-asian="bold" style:font-weight-complex="bold"/>
    </style:style>
    <style:style style:name="T24_16" style:family="text">
      <style:text-properties fo:font-weight="bold" style:font-weight-asian="bold" style:font-weight-complex="bold"/>
    </style:style>
    <style:style style:name="T24_17" style:family="text">
      <style:text-properties fo:font-weight="bold" style:font-weight-asian="bold" style:font-weight-complex="bold"/>
    </style:style>
    <style:style style:name="T24_18" style:family="text">
      <style:text-properties fo:font-weight="bold" style:font-weight-asian="bold" style:font-weight-complex="bold"/>
    </style:style>
    <style:style style:name="T24_19" style:family="text">
      <style:text-properties fo:font-weight="bold" style:font-weight-asian="bold" style:font-weight-complex="bold"/>
    </style:style>
    <style:style style:name="T24_20" style:family="text"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P27" style:family="paragraph" style:parent-style-name="Standard">
      <style:paragraph-properties fo:text-align="justify"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Standard">
      <style:paragraph-properties fo:text-align="justify" fo:break-before="auto" fo:line-height="115%" style:writing-mode="lr-tb"/>
    </style:style>
    <style:style style:name="P29" style:family="paragraph" style:parent-style-name="Standard">
      <style:paragraph-properties fo:text-align="justify"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P30" style:family="paragraph" style:parent-style-name="Standard">
      <style:paragraph-properties fo:text-align="justify" fo:break-before="auto" fo:line-height="115%" style:writing-mode="lr-tb"/>
    </style:style>
    <style:style style:name="P31" style:family="paragraph" style:parent-style-name="Standard">
      <style:paragraph-properties fo:text-align="justify"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>
      <style:text-properties fo:font-weight="bold" style:font-weight-asian="bold" style:font-weight-complex="bold"/>
    </style:style>
    <style:style style:name="T31_21" style:family="text">
      <style:text-properties fo:font-weight="bold" style:font-weight-asian="bold" style:font-weight-complex="bold"/>
    </style:style>
    <style:style style:name="T31_22" style:family="text">
      <style:text-properties fo:font-weight="bold" style:font-weight-asian="bold" style:font-weight-complex="bold"/>
    </style:style>
    <style:style style:name="T31_23" style:family="text">
      <style:text-properties fo:font-weight="bold" style:font-weight-asian="bold" style:font-weight-complex="bold"/>
    </style:style>
    <style:style style:name="T31_24" style:family="text">
      <style:text-properties fo:font-weight="bold" style:font-weight-asian="bold" style:font-weight-complex="bold"/>
    </style:style>
    <style:style style:name="T31_25" style:family="text">
      <style:text-properties fo:font-weight="bold" style:font-weight-asian="bold" style:font-weight-complex="bold"/>
    </style:style>
    <style:style style:name="T31_26" style:family="text">
      <style:text-properties fo:font-weight="bold" style:font-weight-asian="bold" style:font-weight-complex="bold"/>
    </style:style>
    <style:style style:name="T31_27" style:family="text">
      <style:text-properties fo:font-weight="bold" style:font-weight-asian="bold" style:font-weight-complex="bold"/>
    </style:style>
    <style:style style:name="T31_28" style:family="text">
      <style:text-properties fo:font-weight="bold" style:font-weight-asian="bold" style:font-weight-complex="bold"/>
    </style:style>
    <style:style style:name="T31_29" style:family="text">
      <style:text-properties fo:font-weight="bold" style:font-weight-asian="bold" style:font-weight-complex="bold"/>
    </style:style>
    <style:style style:name="T31_30" style:family="text">
      <style:text-properties fo:font-weight="bold" style:font-weight-asian="bold" style:font-weight-complex="bold"/>
    </style:style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P32" style:family="paragraph" style:parent-style-name="Standard">
      <style:paragraph-properties fo:text-align="justify" fo:break-before="auto" fo:line-height="115%" style:writing-mode="lr-tb"/>
    </style:style>
    <style:style style:name="P33" style:family="paragraph" style:parent-style-name="Standard">
      <style:paragraph-properties fo:text-align="justify"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P34" style:family="paragraph" style:parent-style-name="Standard">
      <style:paragraph-properties fo:text-align="justify" fo:break-before="auto" fo:line-height="115%" style:writing-mode="lr-tb"/>
    </style:style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>
      <style:text-properties fo:font-weight="bold" style:font-weight-asian="bold" style:font-weight-complex="bold"/>
    </style:style>
    <style:style style:name="T35_33" style:family="text">
      <style:text-properties fo:font-weight="bold" style:font-weight-asian="bold" style:font-weight-complex="bold"/>
    </style:style>
    <style:style style:name="T35_34" style:family="text">
      <style:text-properties fo:font-weight="bold" style:font-weight-asian="bold" style:font-weight-complex="bold"/>
    </style:style>
    <style:style style:name="T35_35" style:family="text">
      <style:text-properties fo:font-weight="bold" style:font-weight-asian="bold" style:font-weight-complex="bold"/>
    </style:style>
    <style:style style:name="T35_36" style:family="text">
      <style:text-properties fo:font-weight="bold" style:font-weight-asian="bold" style:font-weight-complex="bold"/>
    </style:style>
    <style:style style:name="T35_37" style:family="text">
      <style:text-properties fo:font-weight="bold" style:font-weight-asian="bold" style:font-weight-complex="bold"/>
    </style:style>
    <style:style style:name="T35_38" style:family="text">
      <style:text-properties fo:font-weight="bold" style:font-weight-asian="bold" style:font-weight-complex="bold"/>
    </style:style>
    <style:style style:name="T35_39" style:family="text">
      <style:text-properties fo:font-weight="bold" style:font-weight-asian="bold" style:font-weight-complex="bold"/>
    </style:style>
    <style:style style:name="T35_40" style:family="text">
      <style:text-properties fo:font-weight="bold" style:font-weight-asian="bold" style:font-weight-complex="bold"/>
    </style:style>
    <style:style style:name="T35_41" style:family="text">
      <style:text-properties fo:font-weight="bold" style:font-weight-asian="bold" style:font-weight-complex="bold"/>
    </style:style>
    <style:style style:name="T35_42" style:family="text">
      <style:text-properties fo:font-weight="bold" style:font-weight-asian="bold" style:font-weight-complex="bold"/>
    </style:style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P36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37" style:family="paragraph" style:parent-style-name="Standard">
      <style:paragraph-properties fo:text-align="justify" fo:break-before="auto" fo:line-height="115%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text-align="justify"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P39" style:family="paragraph" style:parent-style-name="Standard">
      <style:paragraph-properties fo:text-align="justify"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>
      <style:text-properties fo:color="#1155cc" style:text-underline-style="solid" style:text-underline-color="font-color"/>
    </style:style>
    <style:style style:name="T39_53" style:family="text"/>
    <style:style style:name="T39_54" style:family="text">
      <style:text-properties fo:color="#1155cc" style:text-underline-style="solid" style:text-underline-color="font-color"/>
    </style:style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T39_110" style:family="text"/>
    <style:style style:name="T39_111" style:family="text"/>
    <style:style style:name="T39_112" style:family="text"/>
    <style:style style:name="T39_113" style:family="text"/>
    <style:style style:name="T39_114" style:family="text"/>
    <style:style style:name="T39_115" style:family="text"/>
    <style:style style:name="T39_116" style:family="text"/>
    <style:style style:name="T39_117" style:family="text"/>
    <style:style style:name="T39_118" style:family="text"/>
    <style:style style:name="T39_119" style:family="text"/>
    <style:style style:name="T39_120" style:family="text"/>
    <style:style style:name="T39_121" style:family="text"/>
    <style:style style:name="T39_122" style:family="text"/>
    <style:style style:name="T39_123" style:family="text"/>
    <style:style style:name="T39_124" style:family="text"/>
    <style:style style:name="T39_125" style:family="text"/>
    <style:style style:name="T39_126" style:family="text"/>
    <style:style style:name="T39_127" style:family="text"/>
    <style:style style:name="T39_128" style:family="text"/>
    <style:style style:name="T39_129" style:family="text"/>
    <style:style style:name="T39_130" style:family="text"/>
    <style:style style:name="T39_131" style:family="text"/>
    <style:style style:name="T39_132" style:family="text"/>
    <style:style style:name="T39_133" style:family="text"/>
    <style:style style:name="T39_134" style:family="text"/>
    <style:style style:name="T39_135" style:family="text"/>
    <style:style style:name="T39_136" style:family="text"/>
    <style:style style:name="T39_137" style:family="text"/>
    <style:style style:name="T39_138" style:family="text"/>
    <style:style style:name="T39_139" style:family="text"/>
    <style:style style:name="T39_140" style:family="text"/>
    <style:style style:name="T39_141" style:family="text"/>
    <style:style style:name="T39_142" style:family="text"/>
    <style:style style:name="T39_143" style:family="text"/>
    <style:style style:name="T39_144" style:family="text"/>
    <style:style style:name="T39_145" style:family="text"/>
    <style:style style:name="T39_146" style:family="text"/>
    <style:style style:name="T39_147" style:family="text"/>
    <style:style style:name="T39_148" style:family="text"/>
    <style:style style:name="T39_149" style:family="text"/>
    <style:style style:name="T39_150" style:family="text"/>
    <style:style style:name="T39_151" style:family="text"/>
    <style:style style:name="T39_152" style:family="text"/>
    <style:style style:name="T39_153" style:family="text"/>
    <style:style style:name="T39_154" style:family="text"/>
    <style:style style:name="T39_155" style:family="text"/>
    <style:style style:name="T39_156" style:family="text"/>
    <style:style style:name="T39_157" style:family="text"/>
    <style:style style:name="T39_158" style:family="text"/>
    <style:style style:name="T39_159" style:family="text"/>
    <style:style style:name="T39_160" style:family="text"/>
    <style:style style:name="T39_161" style:family="text"/>
    <style:style style:name="T39_162" style:family="text"/>
    <style:style style:name="T39_163" style:family="text"/>
    <style:style style:name="T39_164" style:family="text"/>
    <style:style style:name="T39_165" style:family="text"/>
    <style:style style:name="T39_166" style:family="text"/>
    <style:style style:name="T39_167" style:family="text"/>
    <style:style style:name="T39_168" style:family="text"/>
    <style:style style:name="T39_169" style:family="text"/>
    <style:style style:name="T39_170" style:family="text"/>
    <style:style style:name="T39_171" style:family="text"/>
    <style:style style:name="T39_172" style:family="text"/>
    <style:style style:name="T39_173" style:family="text"/>
    <style:style style:name="T39_174" style:family="text"/>
    <style:style style:name="T39_175" style:family="text"/>
    <style:style style:name="T39_176" style:family="text"/>
    <style:style style:name="T39_177" style:family="text"/>
    <style:style style:name="T39_178" style:family="text"/>
    <style:style style:name="T39_179" style:family="text"/>
    <style:style style:name="T39_180" style:family="text"/>
    <style:style style:name="T39_181" style:family="text"/>
    <style:style style:name="T39_182" style:family="text"/>
    <style:style style:name="T39_183" style:family="text"/>
    <style:style style:name="T39_184" style:family="text"/>
    <style:style style:name="T39_185" style:family="text"/>
    <style:style style:name="T39_186" style:family="text"/>
    <style:style style:name="T39_187" style:family="text"/>
    <style:style style:name="T39_188" style:family="text"/>
    <style:style style:name="T39_189" style:family="text"/>
    <style:style style:name="T39_190" style:family="text"/>
    <style:style style:name="T39_191" style:family="text"/>
    <style:style style:name="T39_192" style:family="text"/>
    <style:style style:name="T39_193" style:family="text"/>
    <style:style style:name="T39_194" style:family="text"/>
    <style:style style:name="T39_195" style:family="text"/>
    <style:style style:name="T39_196" style:family="text"/>
    <style:style style:name="T39_197" style:family="text"/>
    <style:style style:name="T39_198" style:family="text"/>
    <style:style style:name="T39_199" style:family="text"/>
    <style:style style:name="T39_200" style:family="text"/>
    <style:style style:name="T39_201" style:family="text"/>
    <style:style style:name="T39_202" style:family="text"/>
    <style:style style:name="T39_203" style:family="text"/>
    <style:style style:name="T39_204" style:family="text"/>
    <style:style style:name="T39_205" style:family="text"/>
    <style:style style:name="T39_206" style:family="text"/>
    <style:style style:name="T39_207" style:family="text"/>
    <style:style style:name="T39_208" style:family="text"/>
    <style:style style:name="T39_209" style:family="text"/>
    <style:style style:name="T39_210" style:family="text"/>
    <style:style style:name="T39_211" style:family="text"/>
    <style:style style:name="T39_212" style:family="text"/>
    <style:style style:name="T39_213" style:family="text"/>
    <style:style style:name="T39_214" style:family="text"/>
    <style:style style:name="T39_215" style:family="text"/>
    <style:style style:name="T39_216" style:family="text"/>
    <style:style style:name="T39_217" style:family="text"/>
    <style:style style:name="T39_218" style:family="text"/>
    <style:style style:name="T39_219" style:family="text"/>
    <style:style style:name="T39_220" style:family="text"/>
    <style:style style:name="T39_221" style:family="text"/>
    <style:style style:name="T39_222" style:family="text"/>
    <style:style style:name="T39_223" style:family="text"/>
    <style:style style:name="T39_224" style:family="text"/>
    <style:style style:name="T39_225" style:family="text"/>
    <style:style style:name="T39_226" style:family="text"/>
    <style:style style:name="T39_227" style:family="text"/>
    <style:style style:name="T39_228" style:family="text"/>
    <style:style style:name="T39_229" style:family="text"/>
    <style:style style:name="T39_230" style:family="text"/>
    <style:style style:name="T39_231" style:family="text"/>
    <style:style style:name="T39_232" style:family="text"/>
    <style:style style:name="T39_233" style:family="text"/>
    <style:style style:name="T39_234" style:family="text"/>
    <style:style style:name="T39_235" style:family="text"/>
    <style:style style:name="T39_236" style:family="text"/>
    <style:style style:name="T39_237" style:family="text"/>
    <style:style style:name="T39_238" style:family="text"/>
    <style:style style:name="T39_239" style:family="text"/>
    <style:style style:name="T39_240" style:family="text"/>
    <style:style style:name="T39_241" style:family="text"/>
    <style:style style:name="T39_242" style:family="text"/>
    <style:style style:name="T39_243" style:family="text"/>
    <style:style style:name="T39_244" style:family="text"/>
    <style:style style:name="T39_245" style:family="text"/>
    <style:style style:name="T39_246" style:family="text"/>
    <style:style style:name="T39_247" style:family="text"/>
    <style:style style:name="T39_248" style:family="text"/>
    <style:style style:name="T39_249" style:family="text"/>
    <style:style style:name="T39_250" style:family="text"/>
    <style:style style:name="T39_251" style:family="text"/>
    <style:style style:name="T39_252" style:family="text"/>
    <style:style style:name="T39_253" style:family="text"/>
    <style:style style:name="T39_254" style:family="text"/>
    <style:style style:name="T39_255" style:family="text"/>
    <style:style style:name="T39_256" style:family="text"/>
    <style:style style:name="T39_257" style:family="text"/>
    <style:style style:name="T39_258" style:family="text"/>
    <style:style style:name="T39_259" style:family="text"/>
    <style:style style:name="T39_260" style:family="text"/>
    <style:style style:name="T39_261" style:family="text"/>
    <style:style style:name="T39_262" style:family="text"/>
    <style:style style:name="T39_263" style:family="text"/>
    <style:style style:name="T39_264" style:family="text"/>
    <style:style style:name="T39_265" style:family="text"/>
    <style:style style:name="T39_266" style:family="text"/>
    <style:style style:name="T39_267" style:family="text"/>
    <style:style style:name="T39_268" style:family="text"/>
    <style:style style:name="T39_269" style:family="text"/>
    <style:style style:name="T39_270" style:family="text"/>
    <style:style style:name="P40" style:family="paragraph" style:parent-style-name="Standard">
      <style:paragraph-properties fo:text-align="justify"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P41" style:family="paragraph" style:parent-style-name="Standard">
      <style:paragraph-properties fo:text-align="justify"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P42" style:family="paragraph" style:parent-style-name="Standard">
      <style:paragraph-properties fo:text-align="justify"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P43" style:family="paragraph" style:parent-style-name="Standard">
      <style:paragraph-properties fo:text-align="justify"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P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7_1" style:family="text"/>
  </office:automatic-styles>
  <office:body>
    <office:text>
      <text:p text:style-name="P1"><text:span text:style-name="T1_1">Klaus</text:span><text:span text:style-name="T1_2"><text:s/></text:span><text:span text:style-name="T1_3">Hohlweg</text:span></text:p>
      <text:p text:style-name="P2"/>
      <text:p text:style-name="P3"><text:span text:style-name="T3_1">Auf</text:span><text:span text:style-name="T3_2"><text:s/></text:span><text:span text:style-name="T3_3">der</text:span><text:span text:style-name="T3_4"><text:s/></text:span><text:span text:style-name="T3_5">Scholle</text:span><text:span text:style-name="T3_6"><text:s/>28</text:span><text:span text:style-name="T3_7">a</text:span></text:p>
      <text:p text:style-name="P4"><text:span text:style-name="T4_1">59199<text:s/></text:span><text:span text:style-name="T4_2">Bönen</text:span></text:p>
      <text:p text:style-name="P5"/>
      <text:p text:style-name="P6"><text:span text:style-name="T6_1">Telefon</text:span><text:span text:style-name="T6_2">:<text:s text:c="2"/>+49<text:s/>2383<text:s/>9670384</text:span></text:p>
      <text:p text:style-name="P7"/>
      <text:p text:style-name="P8"><text:span text:style-name="T8_1">klaus</text:span><text:span text:style-name="T8_2">.</text:span><text:span text:style-name="T8_3">hohlweg</text:span><text:span text:style-name="T8_4">@</text:span><text:span text:style-name="T8_5">hohlweg</text:span><text:span text:style-name="T8_6">.</text:span><text:span text:style-name="T8_7">net</text:span></text:p>
      <text:p text:style-name="P9"><text:span text:style-name="T9_1">K</text:span><text:span text:style-name="T9_2">.<text:s/></text:span><text:span text:style-name="T9_3">Hohlweg</text:span><text:span text:style-name="T9_4"><text:s text:c="2"/>●<text:s text:c="2"/></text:span><text:span text:style-name="T9_5">Auf</text:span><text:span text:style-name="T9_6"><text:s/></text:span><text:span text:style-name="T9_7">der</text:span><text:span text:style-name="T9_8"><text:s/></text:span><text:span text:style-name="T9_9">Scholle</text:span><text:span text:style-name="T9_10"><text:s/>28</text:span><text:span text:style-name="T9_11">a</text:span><text:span text:style-name="T9_12"><text:s text:c="2"/>●<text:s text:c="2"/>59199<text:s/></text:span><text:span text:style-name="T9_13">Bönen</text:span></text:p>
      <text:p text:style-name="P10"/>
      <text:p text:style-name="P11"><text:span text:style-name="T11_1">Gemeinde</text:span><text:span text:style-name="T11_2"><text:s/></text:span><text:span text:style-name="T11_3">Bönen</text:span></text:p>
      <text:p text:style-name="P12"><text:span text:style-name="T12_1">Der</text:span><text:span text:style-name="T12_2"><text:s/></text:span><text:span text:style-name="T12_3">Bürgermeister</text:span></text:p>
      <text:p text:style-name="P13"><text:span text:style-name="T13_1">Stephan</text:span><text:span text:style-name="T13_2"><text:s/></text:span><text:span text:style-name="T13_3">Rotering</text:span></text:p>
      <text:p text:style-name="P14"><text:span text:style-name="T14_1">Am</text:span><text:span text:style-name="T14_2"><text:s/></text:span><text:span text:style-name="T14_3">Bahnhof</text:span><text:span text:style-name="T14_4"><text:s/>7</text:span></text:p>
      <text:p text:style-name="P15"><text:span text:style-name="T15_1">59199<text:s/></text:span><text:span text:style-name="T15_2">Bönen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2_1">Bönen</text:span><text:span text:style-name="T22_2">,<text:s/></text:span><text:span text:style-name="T22_3">den</text:span><text:span text:style-name="T22_4"><text:s/>10.03.2014</text:span></text:p>
      <text:p text:style-name="P23"/>
      <text:p text:style-name="P24"><text:span text:style-name="T24_1">Bürgerantrag</text:span><text:span text:style-name="T24_2"><text:s/>“</text:span><text:span text:style-name="T24_3">Unterstützung</text:span><text:span text:style-name="T24_4"><text:s/></text:span><text:span text:style-name="T24_5">der</text:span><text:span text:style-name="T24_6"><text:s/></text:span><text:span text:style-name="T24_7">Freifunk</text:span><text:span text:style-name="T24_8"><text:s/></text:span><text:span text:style-name="T24_9">Initiative</text:span><text:span text:style-name="T24_10"><text:s/>-</text:span><text:span text:style-name="T24_11">Bönen</text:span><text:span text:style-name="T24_12">,<text:s/></text:span><text:span text:style-name="T24_13">eine</text:span><text:span text:style-name="T24_14"><text:s/></text:span><text:span text:style-name="T24_15">Gemeinde</text:span><text:span text:style-name="T24_16"><text:s/></text:span><text:span text:style-name="T24_17">vernetzt</text:span><text:span text:style-name="T24_18"><text:s/></text:span><text:span text:style-name="T24_19">sich</text:span><text:span text:style-name="T24_20">-”</text:span></text:p>
      <text:p text:style-name="P25"/>
      <text:p text:style-name="P26"><text:span text:style-name="T26_1">Sehr</text:span><text:span text:style-name="T26_2"><text:s/></text:span><text:span text:style-name="T26_3">geehrter</text:span><text:span text:style-name="T26_4"><text:s/></text:span><text:span text:style-name="T26_5">Herr</text:span><text:span text:style-name="T26_6"><text:s/></text:span><text:span text:style-name="T26_7">Bürgermeister</text:span><text:span text:style-name="T26_8"><text:s/></text:span><text:span text:style-name="T26_9">Rotering</text:span><text:span text:style-name="T26_10">,</text:span></text:p>
      <text:p text:style-name="P27"><text:span text:style-name="T27_1">sehr</text:span><text:span text:style-name="T27_2"><text:s/></text:span><text:span text:style-name="T27_3">geehrte</text:span><text:span text:style-name="T27_4"><text:s/></text:span><text:span text:style-name="T27_5">Damen</text:span><text:span text:style-name="T27_6"><text:s/></text:span><text:span text:style-name="T27_7">und</text:span><text:span text:style-name="T27_8"><text:s/></text:span><text:span text:style-name="T27_9">Herren</text:span><text:span text:style-name="T27_10">,</text:span></text:p>
      <text:p text:style-name="P28"/>
      <text:p text:style-name="P29"><text:span text:style-name="T29_1">Ich</text:span><text:span text:style-name="T29_2"><text:s/></text:span><text:span text:style-name="T29_3">bitte</text:span><text:span text:style-name="T29_4"><text:s/></text:span><text:span text:style-name="T29_5">um</text:span><text:span text:style-name="T29_6"><text:s/></text:span><text:span text:style-name="T29_7">Unterstützung</text:span><text:span text:style-name="T29_8"><text:s/></text:span><text:span text:style-name="T29_9">des</text:span><text:span text:style-name="T29_10"><text:s/></text:span><text:span text:style-name="T29_11">folgenden</text:span><text:span text:style-name="T29_12"><text:s/></text:span><text:span text:style-name="T29_13">Bürgerantrags</text:span><text:span text:style-name="T29_14">:</text:span></text:p>
      <text:p text:style-name="P30"/>
      <text:p text:style-name="P31"><text:span text:style-name="T31_1">1.<text:s text:c="4"/></text:span><text:span text:style-name="T31_2">Die</text:span><text:span text:style-name="T31_3"><text:s/></text:span><text:span text:style-name="T31_4">Gemeinde</text:span><text:span text:style-name="T31_5"><text:s/></text:span><text:span text:style-name="T31_6">Bönen</text:span><text:span text:style-name="T31_7"><text:s/></text:span><text:span text:style-name="T31_8">möge</text:span><text:span text:style-name="T31_9"><text:s/></text:span><text:span text:style-name="T31_10">aktiv</text:span><text:span text:style-name="T31_11"><text:s/></text:span><text:span text:style-name="T31_12">für</text:span><text:span text:style-name="T31_13"><text:s/></text:span><text:span text:style-name="T31_14">die</text:span><text:span text:style-name="T31_15"><text:s/></text:span><text:span text:style-name="T31_16">Freifunk</text:span><text:span text:style-name="T31_17"><text:s/></text:span><text:span text:style-name="T31_18">Initiative</text:span><text:span text:style-name="T31_19"><text:s/></text:span><text:span text:style-name="T31_20"><text:s/>-</text:span><text:span text:style-name="T31_21">Bönen</text:span><text:span text:style-name="T31_22">,<text:s/></text:span><text:span text:style-name="T31_23">eine</text:span><text:span text:style-name="T31_24"><text:s/></text:span><text:span text:style-name="T31_25">Gemeinde</text:span><text:span text:style-name="T31_26"><text:s/></text:span><text:span text:style-name="T31_27">vernetzt</text:span><text:span text:style-name="T31_28"><text:s/></text:span><text:span text:style-name="T31_29">sich</text:span><text:span text:style-name="T31_30">-<text:s/></text:span><text:span text:style-name="T31_31">werben</text:span><text:span text:style-name="T31_32">.<text:s/></text:span><text:span text:style-name="T31_33">Hierzu</text:span><text:span text:style-name="T31_34"><text:s/></text:span><text:span text:style-name="T31_35">soll</text:span><text:span text:style-name="T31_36"><text:s/></text:span><text:span text:style-name="T31_37">mit</text:span><text:span text:style-name="T31_38"><text:s/></text:span><text:span text:style-name="T31_39">den</text:span><text:span text:style-name="T31_40"><text:s/></text:span><text:span text:style-name="T31_41">Bönener</text:span><text:span text:style-name="T31_42"><text:s/></text:span><text:span text:style-name="T31_43">Freifunkern</text:span><text:span text:style-name="T31_44"><text:s/></text:span><text:span text:style-name="T31_45">eine</text:span><text:span text:style-name="T31_46"><text:s/></text:span><text:span text:style-name="T31_47">Informationsveranstaltung</text:span><text:span text:style-name="T31_48"><text:s/></text:span><text:span text:style-name="T31_49">durchgeführt</text:span><text:span text:style-name="T31_50"><text:s/></text:span><text:span text:style-name="T31_51">werden</text:span><text:span text:style-name="T31_52">,<text:s/></text:span><text:span text:style-name="T31_53">in</text:span><text:span text:style-name="T31_54"><text:s/></text:span><text:span text:style-name="T31_55">der</text:span><text:span text:style-name="T31_56"><text:s/></text:span><text:span text:style-name="T31_57">um</text:span><text:span text:style-name="T31_58"><text:s/></text:span><text:span text:style-name="T31_59">Teilnahme</text:span><text:span text:style-name="T31_60"><text:s/></text:span><text:span text:style-name="T31_61">von</text:span><text:span text:style-name="T31_62"><text:s/></text:span><text:span text:style-name="T31_63">BIG</text:span><text:span text:style-name="T31_64"><text:s/></text:span><text:span text:style-name="T31_65">e</text:span><text:span text:style-name="T31_66">.</text:span><text:span text:style-name="T31_67">V</text:span><text:span text:style-name="T31_68">.,<text:s/></text:span><text:span text:style-name="T31_69">Gewerbetreibenden</text:span><text:span text:style-name="T31_70"><text:s/></text:span><text:span text:style-name="T31_71">und</text:span><text:span text:style-name="T31_72"><text:s/></text:span><text:span text:style-name="T31_73">Privatpersonen</text:span><text:span text:style-name="T31_74"><text:s/></text:span><text:span text:style-name="T31_75">geworben</text:span><text:span text:style-name="T31_76"><text:s/></text:span><text:span text:style-name="T31_77">wird</text:span><text:span text:style-name="T31_78">.</text:span></text:p>
      <text:p text:style-name="P32"/>
      <text:p text:style-name="P33"><text:span text:style-name="T33_1">2.<text:s text:c="4"/></text:span><text:span text:style-name="T33_2">Die</text:span><text:span text:style-name="T33_3"><text:s/></text:span><text:span text:style-name="T33_4">Gemeinde</text:span><text:span text:style-name="T33_5"><text:s/></text:span><text:span text:style-name="T33_6">Bönen</text:span><text:span text:style-name="T33_7"><text:s/></text:span><text:span text:style-name="T33_8">prüft</text:span><text:span text:style-name="T33_9">,<text:s/></text:span><text:span text:style-name="T33_10">welche</text:span><text:span text:style-name="T33_11"><text:s/></text:span><text:span text:style-name="T33_12">städtischen</text:span><text:span text:style-name="T33_13"><text:s/></text:span><text:span text:style-name="T33_14">Gebäude</text:span><text:span text:style-name="T33_15"><text:s/></text:span><text:span text:style-name="T33_16">für</text:span><text:span text:style-name="T33_17"><text:s/></text:span><text:span text:style-name="T33_18">das</text:span><text:span text:style-name="T33_19"><text:s/></text:span><text:span text:style-name="T33_20">Freifunk</text:span><text:span text:style-name="T33_21">-</text:span><text:span text:style-name="T33_22">Projekt</text:span><text:span text:style-name="T33_23"><text:s/></text:span><text:span text:style-name="T33_24">zur</text:span><text:span text:style-name="T33_25"><text:s/></text:span><text:span text:style-name="T33_26">Verfügung</text:span><text:span text:style-name="T33_27"><text:s/></text:span><text:span text:style-name="T33_28">gestellt</text:span><text:span text:style-name="T33_29"><text:s/></text:span><text:span text:style-name="T33_30">werden</text:span><text:span text:style-name="T33_31"><text:s/></text:span><text:span text:style-name="T33_32">können</text:span><text:span text:style-name="T33_33">.</text:span></text:p>
      <text:p text:style-name="P34"/>
      <text:p text:style-name="P35"><text:span text:style-name="T35_1">3.<text:s text:c="4"/></text:span><text:span text:style-name="T35_2">Die</text:span><text:span text:style-name="T35_3"><text:s/></text:span><text:span text:style-name="T35_4">Gemeinde</text:span><text:span text:style-name="T35_5"><text:s/></text:span><text:span text:style-name="T35_6">Bönen</text:span><text:span text:style-name="T35_7"><text:s/></text:span><text:span text:style-name="T35_8">skizziert</text:span><text:span text:style-name="T35_9"><text:s/></text:span><text:span text:style-name="T35_10">ein</text:span><text:span text:style-name="T35_11"><text:s/></text:span><text:span text:style-name="T35_12">flächendeckendes</text:span><text:span text:style-name="T35_13"><text:s/></text:span><text:span text:style-name="T35_14">Innenstadtprojekt</text:span><text:span text:style-name="T35_15"><text:s/></text:span><text:span text:style-name="T35_16">auf</text:span><text:span text:style-name="T35_17"><text:s/></text:span><text:span text:style-name="T35_18">Basis</text:span><text:span text:style-name="T35_19"><text:s/></text:span><text:span text:style-name="T35_20">der</text:span><text:span text:style-name="T35_21"><text:s/></text:span><text:span text:style-name="T35_22">Freifunkkonzepte</text:span><text:span text:style-name="T35_23"><text:s/></text:span><text:span text:style-name="T35_24">mit</text:span><text:span text:style-name="T35_25"><text:s/></text:span><text:span text:style-name="T35_26">der</text:span><text:span text:style-name="T35_27"><text:s/></text:span><text:span text:style-name="T35_28">Freifunk</text:span><text:span text:style-name="T35_29"><text:s/></text:span><text:span text:style-name="T35_30">Initiative</text:span><text:span text:style-name="T35_31"><text:s/></text:span><text:span text:style-name="T35_32"><text:s/>-</text:span><text:span text:style-name="T35_33">Bönen</text:span><text:span text:style-name="T35_34">,<text:s/></text:span><text:span text:style-name="T35_35">eine</text:span><text:span text:style-name="T35_36"><text:s/></text:span><text:span text:style-name="T35_37">Gemeinde</text:span><text:span text:style-name="T35_38"><text:s/></text:span><text:span text:style-name="T35_39">vernetzt</text:span><text:span text:style-name="T35_40"><text:s/></text:span><text:span text:style-name="T35_41">sich</text:span><text:span text:style-name="T35_42">-</text:span><text:span text:style-name="T35_43"><text:s/></text:span><text:span text:style-name="T35_44">und</text:span><text:span text:style-name="T35_45"><text:s/></text:span><text:span text:style-name="T35_46">sucht</text:span><text:span text:style-name="T35_47"><text:s/></text:span><text:span text:style-name="T35_48">dafür</text:span><text:span text:style-name="T35_49"><text:s/></text:span><text:span text:style-name="T35_50">die</text:span><text:span text:style-name="T35_51"><text:s/></text:span><text:span text:style-name="T35_52">angebotene</text:span><text:span text:style-name="T35_53"><text:s/></text:span><text:span text:style-name="T35_54">Unterstützung</text:span><text:span text:style-name="T35_55"><text:s/></text:span><text:span text:style-name="T35_56">der</text:span><text:span text:style-name="T35_57"><text:s/></text:span><text:span text:style-name="T35_58">Landesregierung</text:span><text:span text:style-name="T35_59"><text:s/></text:span><text:span text:style-name="T35_60">bei</text:span><text:span text:style-name="T35_61"><text:s/></text:span><text:span text:style-name="T35_62">der</text:span><text:span text:style-name="T35_63"><text:s/></text:span><text:span text:style-name="T35_64">Umsetzung</text:span><text:span text:style-name="T35_65">.</text:span></text:p>
      <text:p text:style-name="P36"/>
      <text:p text:style-name="P37"><text:span text:style-name="T37_1">Begründung</text:span><text:span text:style-name="T37_2">:</text:span></text:p>
      <text:p text:style-name="P38"><text:span text:style-name="T38_1">Sehr</text:span><text:span text:style-name="T38_2"><text:s/></text:span><text:span text:style-name="T38_3">geehrter</text:span><text:span text:style-name="T38_4"><text:s/></text:span><text:span text:style-name="T38_5">Bürgermeister</text:span><text:span text:style-name="T38_6">,<text:s/></text:span><text:span text:style-name="T38_7">sehr</text:span><text:span text:style-name="T38_8"><text:s/></text:span><text:span text:style-name="T38_9">geehrte</text:span><text:span text:style-name="T38_10"><text:s/></text:span><text:span text:style-name="T38_11">Damen</text:span><text:span text:style-name="T38_12"><text:s/></text:span><text:span text:style-name="T38_13">und</text:span><text:span text:style-name="T38_14"><text:s/></text:span><text:span text:style-name="T38_15">Herren</text:span><text:span text:style-name="T38_16"><text:s/></text:span><text:span text:style-name="T38_17">des</text:span><text:span text:style-name="T38_18"><text:s/></text:span><text:span text:style-name="T38_19">Rates</text:span><text:span text:style-name="T38_20">,</text:span></text:p>
      <text:p text:style-name="P39"><text:span text:style-name="T39_1">mit</text:span><text:span text:style-name="T39_2"><text:s/></text:span><text:span text:style-name="T39_3">dem</text:span><text:span text:style-name="T39_4"><text:s/></text:span><text:span text:style-name="T39_5">im</text:span><text:span text:style-name="T39_6"><text:s/></text:span><text:span text:style-name="T39_7">Landtag</text:span><text:span text:style-name="T39_8"><text:s/></text:span><text:span text:style-name="T39_9">beschlossenen</text:span><text:span text:style-name="T39_10"><text:s/></text:span><text:span text:style-name="T39_11">Antrag</text:span><text:span text:style-name="T39_12"><text:s/></text:span><text:span text:style-name="T39_13">der</text:span><text:span text:style-name="T39_14"><text:s/></text:span><text:span text:style-name="T39_15">Fraktionen</text:span><text:span text:style-name="T39_16"><text:s/></text:span><text:span text:style-name="T39_17">SPD</text:span><text:span text:style-name="T39_18">,<text:s/></text:span><text:span text:style-name="T39_19">Bündnis</text:span><text:span text:style-name="T39_20"><text:s/>90/</text:span><text:span text:style-name="T39_21">Die</text:span><text:span text:style-name="T39_22"><text:s/></text:span><text:span text:style-name="T39_23">Grünen</text:span><text:span text:style-name="T39_24"><text:s/></text:span><text:span text:style-name="T39_25">und</text:span><text:span text:style-name="T39_26"><text:s/></text:span><text:span text:style-name="T39_27">Piraten</text:span><text:span text:style-name="T39_28">:<text:s/>„</text:span><text:span text:style-name="T39_29">Freifunk</text:span><text:span text:style-name="T39_30"><text:s/></text:span><text:span text:style-name="T39_31">in</text:span><text:span text:style-name="T39_32"><text:s/></text:span><text:span text:style-name="T39_33">Nordrhein</text:span><text:span text:style-name="T39_34">-</text:span><text:span text:style-name="T39_35">Westfalen</text:span><text:span text:style-name="T39_36">:<text:s/></text:span><text:span text:style-name="T39_37">Bürgernetze</text:span><text:span text:style-name="T39_38"><text:s/></text:span><text:span text:style-name="T39_39">ausbauen</text:span><text:span text:style-name="T39_40"><text:s/></text:span><text:span text:style-name="T39_41">und</text:span><text:span text:style-name="T39_42"><text:s/></text:span><text:span text:style-name="T39_43">weiter</text:span><text:span text:style-name="T39_44"><text:s/></text:span><text:span text:style-name="T39_45">stärken</text:span><text:span text:style-name="T39_46">!“<text:s/>(</text:span><text:span text:style-name="T39_47">siehe</text:span><text:span text:style-name="T39_48"><text:s/></text:span><text:span text:style-name="T39_49">Anlage</text:span><text:span text:style-name="T39_50"><text:s/></text:span><text:span text:style-name="T39_51"><text:a xlink:type="simple" xlink:href="https://www.landtag.nrw.de/portal/WWW/dokumentenarchiv/Dokument/MMD16-8970.pdf"><text:span text:style-name="T39_52">MMD</text:span></text:a></text:span><text:span text:style-name="T39_53"><text:a xlink:type="simple" xlink:href="https://www.landtag.nrw.de/portal/WWW/dokumentenarchiv/Dokument/MMD16-8970.pdf"><text:span text:style-name="T39_54"><text:s/>16-8970</text:span></text:a></text:span><text:span text:style-name="T39_55">)<text:s/></text:span><text:span text:style-name="T39_56">möchte</text:span><text:span text:style-name="T39_57"><text:s/></text:span><text:span text:style-name="T39_58">ich</text:span><text:span text:style-name="T39_59"><text:s/></text:span><text:span text:style-name="T39_60">bei</text:span><text:span text:style-name="T39_61"><text:s/></text:span><text:span text:style-name="T39_62">Ihnen</text:span><text:span text:style-name="T39_63"><text:s/></text:span><text:span text:style-name="T39_64">dafür</text:span><text:span text:style-name="T39_65"><text:s/></text:span><text:span text:style-name="T39_66">werben</text:span><text:span text:style-name="T39_67">,<text:s/></text:span><text:span text:style-name="T39_68">die</text:span><text:span text:style-name="T39_69"><text:s/></text:span><text:span text:style-name="T39_70">Freifunk</text:span><text:span text:style-name="T39_71">-</text:span><text:span text:style-name="T39_72">Initiative</text:span><text:span text:style-name="T39_73"><text:s/></text:span><text:span text:style-name="T39_74">in</text:span><text:span text:style-name="T39_75"><text:s/></text:span><text:span text:style-name="T39_76">Bönen</text:span><text:span text:style-name="T39_77"><text:s/></text:span><text:span text:style-name="T39_78">aktiv</text:span><text:span text:style-name="T39_79"><text:s/></text:span><text:span text:style-name="T39_80">zu</text:span><text:span text:style-name="T39_81"><text:s/></text:span><text:span text:style-name="T39_82">unterstützen</text:span><text:span text:style-name="T39_83">.<text:s/></text:span><text:span text:style-name="T39_84">Der</text:span><text:span text:style-name="T39_85"><text:s/></text:span><text:span text:style-name="T39_86">finanzielle</text:span><text:span text:style-name="T39_87"><text:s/></text:span><text:span text:style-name="T39_88">Aufwand</text:span><text:span text:style-name="T39_89"><text:s/></text:span><text:span text:style-name="T39_90">für</text:span><text:span text:style-name="T39_91"><text:s/></text:span><text:span text:style-name="T39_92">die</text:span><text:span text:style-name="T39_93"><text:s/></text:span><text:span text:style-name="T39_94">Unterstützung</text:span><text:span text:style-name="T39_95"><text:s/></text:span><text:span text:style-name="T39_96">ist</text:span><text:span text:style-name="T39_97"><text:s/></text:span><text:span text:style-name="T39_98">gering</text:span><text:span text:style-name="T39_99">.<text:s/></text:span><text:span text:style-name="T39_100">Auch</text:span><text:span text:style-name="T39_101"><text:s/></text:span><text:span text:style-name="T39_102">ich</text:span><text:span text:style-name="T39_103"><text:s/></text:span><text:span text:style-name="T39_104">habe</text:span><text:span text:style-name="T39_105"><text:s/></text:span><text:span text:style-name="T39_106">seit</text:span><text:span text:style-name="T39_107"><text:s/></text:span><text:span text:style-name="T39_108">drei</text:span><text:span text:style-name="T39_109"><text:s/></text:span><text:span text:style-name="T39_110">Wochen</text:span><text:span text:style-name="T39_111"><text:s/></text:span><text:span text:style-name="T39_112">zwei</text:span><text:span text:style-name="T39_113"><text:s/></text:span><text:span text:style-name="T39_114">Freifunk</text:span><text:span text:style-name="T39_115">-</text:span><text:span text:style-name="T39_116">Router</text:span><text:span text:style-name="T39_117"><text:s/></text:span><text:span text:style-name="T39_118">eingerichtet</text:span><text:span text:style-name="T39_119"><text:s/></text:span><text:span text:style-name="T39_120">und</text:span><text:span text:style-name="T39_121"><text:s/></text:span><text:span text:style-name="T39_122">meine</text:span><text:span text:style-name="T39_123"><text:s/></text:span><text:span text:style-name="T39_124">ungenutzte</text:span><text:span text:style-name="T39_125"><text:s/></text:span><text:span text:style-name="T39_126">DSL</text:span><text:span text:style-name="T39_127">-</text:span><text:span text:style-name="T39_128">Bandbreite</text:span><text:span text:style-name="T39_129"><text:s/></text:span><text:span text:style-name="T39_130">öffentlich</text:span><text:span text:style-name="T39_131"><text:s/></text:span><text:span text:style-name="T39_132">für</text:span><text:span text:style-name="T39_133"><text:s/></text:span><text:span text:style-name="T39_134">W</text:span><text:span text:style-name="T39_135">-</text:span><text:span text:style-name="T39_136">LAN</text:span><text:span text:style-name="T39_137"><text:s/></text:span><text:span text:style-name="T39_138">den</text:span><text:span text:style-name="T39_139"><text:s/></text:span><text:span text:style-name="T39_140">Freifunkern</text:span><text:span text:style-name="T39_141"><text:s/></text:span><text:span text:style-name="T39_142">zur</text:span><text:span text:style-name="T39_143"><text:s/></text:span><text:span text:style-name="T39_144">Verfügung</text:span><text:span text:style-name="T39_145"><text:s/></text:span><text:span text:style-name="T39_146">gestellt</text:span><text:span text:style-name="T39_147">.<text:s/></text:span><text:span text:style-name="T39_148">Damit</text:span><text:span text:style-name="T39_149"><text:s/></text:span><text:span text:style-name="T39_150">habe</text:span><text:span text:style-name="T39_151"><text:s/></text:span><text:span text:style-name="T39_152">ich</text:span><text:span text:style-name="T39_153"><text:s/></text:span><text:span text:style-name="T39_154">mich</text:span><text:span text:style-name="T39_155"><text:s/></text:span><text:span text:style-name="T39_156">der</text:span><text:span text:style-name="T39_157"><text:s/></text:span><text:span text:style-name="T39_158">Freifunk</text:span><text:span text:style-name="T39_159">-</text:span><text:span text:style-name="T39_160">Community</text:span><text:span text:style-name="T39_161"><text:s/></text:span><text:span text:style-name="T39_162">im</text:span><text:span text:style-name="T39_163"><text:s/></text:span><text:span text:style-name="T39_164">Kreis</text:span><text:span text:style-name="T39_165"><text:s/></text:span><text:span text:style-name="T39_166">Unna</text:span><text:span text:style-name="T39_167"><text:s/></text:span><text:span text:style-name="T39_168">angeschlossen</text:span><text:span text:style-name="T39_169"><text:s/></text:span><text:span text:style-name="T39_170">und</text:span><text:span text:style-name="T39_171"><text:s/></text:span><text:span text:style-name="T39_172">möchte</text:span><text:span text:style-name="T39_173"><text:s/></text:span><text:span text:style-name="T39_174">in</text:span><text:span text:style-name="T39_175"><text:s/></text:span><text:span text:style-name="T39_176">Bönen</text:span><text:span text:style-name="T39_177"><text:s/></text:span><text:span text:style-name="T39_178">zur</text:span><text:span text:style-name="T39_179"><text:s/></text:span><text:span text:style-name="T39_180">breiten</text:span><text:span text:style-name="T39_181"><text:s/></text:span><text:span text:style-name="T39_182">Beteiligung</text:span><text:span text:style-name="T39_183"><text:s/></text:span><text:span text:style-name="T39_184">aufrufen</text:span><text:span text:style-name="T39_185">.<text:s/></text:span><text:span text:style-name="T39_186">Denn</text:span><text:span text:style-name="T39_187"><text:s/></text:span><text:span text:style-name="T39_188">je</text:span><text:span text:style-name="T39_189"><text:s/></text:span><text:span text:style-name="T39_190">mehr</text:span><text:span text:style-name="T39_191"><text:s/></text:span><text:span text:style-name="T39_192">bereitgestellte</text:span><text:span text:style-name="T39_193"><text:s/></text:span><text:span text:style-name="T39_194">Router</text:span><text:span text:style-name="T39_195"><text:s/></text:span><text:span text:style-name="T39_196">sich</text:span><text:span text:style-name="T39_197"><text:s/></text:span><text:span text:style-name="T39_198">untereinander</text:span><text:span text:style-name="T39_199"><text:s/></text:span><text:span text:style-name="T39_200">verbinden</text:span><text:span text:style-name="T39_201">,<text:s/></text:span><text:span text:style-name="T39_202">um</text:span><text:span text:style-name="T39_203"><text:s/></text:span><text:span text:style-name="T39_204">so</text:span><text:span text:style-name="T39_205"><text:s/></text:span><text:span text:style-name="T39_206">größere</text:span><text:span text:style-name="T39_207"><text:s/></text:span><text:span text:style-name="T39_208">Zonen</text:span><text:span text:style-name="T39_209"><text:s/></text:span><text:span text:style-name="T39_210">können</text:span><text:span text:style-name="T39_211"><text:s/></text:span><text:span text:style-name="T39_212">mit</text:span><text:span text:style-name="T39_213"><text:s/></text:span><text:span text:style-name="T39_214">öffentlich</text:span><text:span text:style-name="T39_215"><text:s/></text:span><text:span text:style-name="T39_216">zugänglichem</text:span><text:span text:style-name="T39_217"><text:s/></text:span><text:span text:style-name="T39_218">W</text:span><text:span text:style-name="T39_219">-</text:span><text:span text:style-name="T39_220">LAN</text:span><text:span text:style-name="T39_221"><text:s/></text:span><text:span text:style-name="T39_222">in</text:span><text:span text:style-name="T39_223"><text:s/></text:span><text:span text:style-name="T39_224">einem</text:span><text:span text:style-name="T39_225"><text:s/>„</text:span><text:span text:style-name="T39_226">Bürgernetz</text:span><text:span text:style-name="T39_227">“<text:s/></text:span><text:span text:style-name="T39_228">versorgt</text:span><text:span text:style-name="T39_229"><text:s/></text:span><text:span text:style-name="T39_230">werden</text:span><text:span text:style-name="T39_231">.<text:s/></text:span><text:span text:style-name="T39_232">Zur</text:span><text:span text:style-name="T39_233"><text:s/></text:span><text:span text:style-name="T39_234">Zeit</text:span><text:span text:style-name="T39_235"><text:s/></text:span><text:span text:style-name="T39_236">gibt</text:span><text:span text:style-name="T39_237"><text:s/></text:span><text:span text:style-name="T39_238">es</text:span><text:span text:style-name="T39_239"><text:s/></text:span><text:span text:style-name="T39_240">in</text:span><text:span text:style-name="T39_241"><text:s/></text:span><text:span text:style-name="T39_242">unserer</text:span><text:span text:style-name="T39_243"><text:s/></text:span><text:span text:style-name="T39_244">Gemeinde</text:span><text:span text:style-name="T39_245"><text:s/></text:span><text:span text:style-name="T39_246">fünf</text:span><text:span text:style-name="T39_247"><text:s/></text:span><text:span text:style-name="T39_248">öffentliche</text:span><text:span text:style-name="T39_249"><text:s/></text:span><text:span text:style-name="T39_250">Freifunk</text:span><text:span text:style-name="T39_251"><text:s/></text:span><text:span text:style-name="T39_252">Router</text:span><text:span text:style-name="T39_253">,<text:s/></text:span><text:span text:style-name="T39_254">und</text:span><text:span text:style-name="T39_255"><text:s/></text:span><text:span text:style-name="T39_256">eine</text:span><text:span text:style-name="T39_257"><text:s/></text:span><text:span text:style-name="T39_258">Vision</text:span><text:span text:style-name="T39_259"><text:s/></text:span><text:span text:style-name="T39_260">für</text:span><text:span text:style-name="T39_261"><text:s/></text:span><text:span text:style-name="T39_262">den</text:span><text:span text:style-name="T39_263"><text:s/></text:span><text:span text:style-name="T39_264">Aufbau</text:span><text:span text:style-name="T39_265"><text:s/></text:span><text:span text:style-name="T39_266">eines</text:span><text:span text:style-name="T39_267"><text:s/></text:span><text:span text:style-name="T39_268">Freifunk</text:span><text:span text:style-name="T39_269"><text:s/></text:span><text:span text:style-name="T39_270">Bürgernetzes</text:span></text:p>
      <text:p text:style-name="P40"><text:span text:style-name="T40_1">Der</text:span><text:span text:style-name="T40_2"><text:s/></text:span><text:span text:style-name="T40_3">Landtag</text:span><text:span text:style-name="T40_4"><text:s/></text:span><text:span text:style-name="T40_5">NRW</text:span><text:span text:style-name="T40_6"><text:s/></text:span><text:span text:style-name="T40_7">hat</text:span><text:span text:style-name="T40_8"><text:s/></text:span><text:span text:style-name="T40_9">beschlossen</text:span><text:span text:style-name="T40_10">,<text:s/></text:span><text:span text:style-name="T40_11">die</text:span><text:span text:style-name="T40_12"><text:s/></text:span><text:span text:style-name="T40_13">Voraussetzung</text:span><text:span text:style-name="T40_14"><text:s/></text:span><text:span text:style-name="T40_15">für</text:span><text:span text:style-name="T40_16"><text:s/></text:span><text:span text:style-name="T40_17">die</text:span><text:span text:style-name="T40_18"><text:s/></text:span><text:span text:style-name="T40_19">Nutzung</text:span><text:span text:style-name="T40_20"><text:s/></text:span><text:span text:style-name="T40_21">der</text:span><text:span text:style-name="T40_22"><text:s/></text:span><text:span text:style-name="T40_23">Liegenschaften</text:span><text:span text:style-name="T40_24"><text:s/></text:span><text:span text:style-name="T40_25">des</text:span><text:span text:style-name="T40_26"><text:s/></text:span><text:span text:style-name="T40_27">Landes</text:span><text:span text:style-name="T40_28"><text:s/></text:span><text:span text:style-name="T40_29">zur</text:span><text:span text:style-name="T40_30"><text:s/></text:span><text:span text:style-name="T40_31">Aufstellung</text:span><text:span text:style-name="T40_32"><text:s/></text:span><text:span text:style-name="T40_33">von</text:span><text:span text:style-name="T40_34"><text:s/></text:span><text:span text:style-name="T40_35">Freifunk</text:span><text:span text:style-name="T40_36">-</text:span><text:span text:style-name="T40_37">Routern</text:span><text:span text:style-name="T40_38"><text:s/></text:span><text:span text:style-name="T40_39">zu</text:span><text:span text:style-name="T40_40"><text:s/></text:span><text:span text:style-name="T40_41">schaffen</text:span><text:span text:style-name="T40_42">,<text:s/></text:span><text:span text:style-name="T40_43">auch</text:span><text:span text:style-name="T40_44"><text:s/></text:span><text:span text:style-name="T40_45">diesem</text:span><text:span text:style-name="T40_46"><text:s/></text:span><text:span text:style-name="T40_47">Beispiel</text:span><text:span text:style-name="T40_48"><text:s/></text:span><text:span text:style-name="T40_49">sollte</text:span><text:span text:style-name="T40_50"><text:s/></text:span><text:span text:style-name="T40_51">die</text:span><text:span text:style-name="T40_52"><text:s/></text:span><text:span text:style-name="T40_53">Gemeinde</text:span><text:span text:style-name="T40_54"><text:s/></text:span><text:span text:style-name="T40_55">Bönen</text:span><text:span text:style-name="T40_56"><text:s/></text:span><text:span text:style-name="T40_57">folgen</text:span><text:span text:style-name="T40_58">.</text:span></text:p>
      <text:p text:style-name="P41"><text:span text:style-name="T41_1">Die</text:span><text:span text:style-name="T41_2"><text:s/></text:span><text:span text:style-name="T41_3">Freifunk</text:span><text:span text:style-name="T41_4">-</text:span><text:span text:style-name="T41_5">Initiative</text:span><text:span text:style-name="T41_6"><text:s/></text:span><text:span text:style-name="T41_7">zu</text:span><text:span text:style-name="T41_8"><text:s/></text:span><text:span text:style-name="T41_9">unterstützen</text:span><text:span text:style-name="T41_10"><text:s/></text:span><text:span text:style-name="T41_11">bedeutet</text:span><text:span text:style-name="T41_12">,<text:s/></text:span><text:span text:style-name="T41_13">das</text:span><text:span text:style-name="T41_14"><text:s/></text:span><text:span text:style-name="T41_15">bürgerschaftliche</text:span><text:span text:style-name="T41_16"><text:s/></text:span><text:span text:style-name="T41_17">Engagement</text:span><text:span text:style-name="T41_18"><text:s/></text:span><text:span text:style-name="T41_19">in</text:span><text:span text:style-name="T41_20"><text:s/></text:span><text:span text:style-name="T41_21">unserer</text:span><text:span text:style-name="T41_22"><text:s/></text:span><text:span text:style-name="T41_23">Gemeinde</text:span><text:span text:style-name="T41_24"><text:s/></text:span><text:span text:style-name="T41_25">zu</text:span><text:span text:style-name="T41_26"><text:s/></text:span><text:span text:style-name="T41_27">stärken</text:span><text:span text:style-name="T41_28">,<text:s/></text:span><text:span text:style-name="T41_29">die</text:span><text:span text:style-name="T41_30"><text:s/></text:span><text:span text:style-name="T41_31">Teilhabe</text:span><text:span text:style-name="T41_32"><text:s/></text:span><text:span text:style-name="T41_33">aller</text:span><text:span text:style-name="T41_34"><text:s/></text:span><text:span text:style-name="T41_35">an</text:span><text:span text:style-name="T41_36"><text:s/></text:span><text:span text:style-name="T41_37">Information</text:span><text:span text:style-name="T41_38"><text:s/></text:span><text:span text:style-name="T41_39">und</text:span><text:span text:style-name="T41_40"><text:s/></text:span><text:span text:style-name="T41_41">Kommunikation</text:span><text:span text:style-name="T41_42"><text:s/></text:span><text:span text:style-name="T41_43">zu</text:span><text:span text:style-name="T41_44"><text:s/></text:span><text:span text:style-name="T41_45">ermöglichen</text:span><text:span text:style-name="T41_46"><text:s/></text:span><text:span text:style-name="T41_47">und</text:span><text:span text:style-name="T41_48"><text:s/></text:span><text:span text:style-name="T41_49">ein</text:span><text:span text:style-name="T41_50"><text:s/></text:span><text:span text:style-name="T41_51">freies</text:span><text:span text:style-name="T41_52">,<text:s/></text:span><text:span text:style-name="T41_53">kostenloses</text:span><text:span text:style-name="T41_54"><text:s/></text:span><text:span text:style-name="T41_55">Internet</text:span><text:span text:style-name="T41_56"><text:s/></text:span><text:span text:style-name="T41_57">auf</text:span><text:span text:style-name="T41_58"><text:s/></text:span><text:span text:style-name="T41_59">nicht</text:span><text:span text:style-name="T41_60">-</text:span><text:span text:style-name="T41_61">kommerzielle</text:span><text:span text:style-name="T41_62"><text:s/></text:span><text:span text:style-name="T41_63">Weise</text:span><text:span text:style-name="T41_64"><text:s/></text:span><text:span text:style-name="T41_65">in</text:span><text:span text:style-name="T41_66"><text:s/></text:span><text:span text:style-name="T41_67">Bönen</text:span><text:span text:style-name="T41_68"><text:s/></text:span><text:span text:style-name="T41_69">zur</text:span><text:span text:style-name="T41_70"><text:s/></text:span><text:span text:style-name="T41_71">Verfügung</text:span><text:span text:style-name="T41_72"><text:s/></text:span><text:span text:style-name="T41_73">zu</text:span><text:span text:style-name="T41_74"><text:s/></text:span><text:span text:style-name="T41_75">stellen</text:span><text:span text:style-name="T41_76">.<text:s/></text:span><text:span text:style-name="T41_77">Dies</text:span><text:span text:style-name="T41_78"><text:s/></text:span><text:span text:style-name="T41_79">kann</text:span><text:span text:style-name="T41_80"><text:s/></text:span><text:span text:style-name="T41_81">auch</text:span><text:span text:style-name="T41_82"><text:s/></text:span><text:span text:style-name="T41_83">in</text:span><text:span text:style-name="T41_84"><text:s/></text:span><text:span text:style-name="T41_85">Zukunft</text:span><text:span text:style-name="T41_86"><text:s/></text:span><text:span text:style-name="T41_87">zur</text:span><text:span text:style-name="T41_88"><text:s/></text:span><text:span text:style-name="T41_89">Imagewerbung</text:span><text:span text:style-name="T41_90"><text:s/></text:span><text:span text:style-name="T41_91">der</text:span><text:span text:style-name="T41_92"><text:s/></text:span><text:span text:style-name="T41_93">Gemeinde</text:span><text:span text:style-name="T41_94"><text:s/></text:span><text:span text:style-name="T41_95">beitragen</text:span><text:span text:style-name="T41_96">.</text:span></text:p>
      <text:p text:style-name="P42"><text:span text:style-name="T42_1">Ich</text:span><text:span text:style-name="T42_2"><text:s/></text:span><text:span text:style-name="T42_3">möchte</text:span><text:span text:style-name="T42_4"><text:s/></text:span><text:span text:style-name="T42_5">Sie</text:span><text:span text:style-name="T42_6"><text:s/></text:span><text:span text:style-name="T42_7">bitten</text:span><text:span text:style-name="T42_8">,<text:s/></text:span><text:span text:style-name="T42_9">diesen</text:span><text:span text:style-name="T42_10"><text:s/></text:span><text:span text:style-name="T42_11">Antrag</text:span><text:span text:style-name="T42_12"><text:s/></text:span><text:span text:style-name="T42_13">zu</text:span><text:span text:style-name="T42_14"><text:s/></text:span><text:span text:style-name="T42_15">unterstützen</text:span><text:span text:style-name="T42_16"><text:s/></text:span><text:span text:style-name="T42_17">und</text:span><text:span text:style-name="T42_18"><text:s/></text:span><text:span text:style-name="T42_19">sich</text:span><text:span text:style-name="T42_20"><text:s/></text:span><text:span text:style-name="T42_21">aktiv</text:span><text:span text:style-name="T42_22"><text:s/></text:span><text:span text:style-name="T42_23">für</text:span><text:span text:style-name="T42_24"><text:s/></text:span><text:span text:style-name="T42_25">das</text:span><text:span text:style-name="T42_26"><text:s/>„</text:span><text:span text:style-name="T42_27">Bürgernetz</text:span><text:span text:style-name="T42_28">“<text:s/></text:span><text:span text:style-name="T42_29">in</text:span><text:span text:style-name="T42_30"><text:s/></text:span><text:span text:style-name="T42_31">Bönen</text:span><text:span text:style-name="T42_32"><text:s/></text:span><text:span text:style-name="T42_33">einzubringen</text:span><text:span text:style-name="T42_34">.</text:span></text:p>
      <text:p text:style-name="P43"/>
      <text:p text:style-name="P44"/>
      <text:p text:style-name="P45"><text:span text:style-name="T45_1">Mit</text:span><text:span text:style-name="T45_2"><text:s/></text:span><text:span text:style-name="T45_3">freundlichen</text:span><text:span text:style-name="T45_4"><text:s/></text:span><text:span text:style-name="T45_5">Grüßen</text:span></text:p>
      <text:p text:style-name="P46"/>
      <text:p text:style-name="P47"/>
      <text:p text:style-name="P48"/>
      <text:p text:style-name="P49"><text:span text:style-name="T49_1">Klaus</text:span><text:span text:style-name="T49_2"><text:s/></text:span><text:span text:style-name="T49_3">Hohlweg</text:span></text:p>
      <text:p text:style-name="P50"/>
      <text:p text:style-name="P51"/>
      <text:p text:style-name="P52"/>
      <text:p text:style-name="P53"/>
      <text:p text:style-name="P54"/>
      <text:p text:style-name="P55"/>
      <text:p text:style-name="P56"><text:span text:style-name="T56_1">Anlage</text:span><text:span text:style-name="T56_2"><text:line-break/></text:span><text:span text:style-name="T56_3">MMD</text:span><text:span text:style-name="T56_4"><text:s/>16-8970</text:span></text:p>
      <text:p text:style-name="P57"><text:span text:style-name="T57_1"><text:s/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.409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